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mjulib gltest</text:p>
      <text:p text:style-name="Standard"/>
      <text:p text:style-name="Standard">TODO/Bugs</text:p>
      <text:p text:style-name="Standard"/>
      <text:p text:style-name="Standard">Tweak bar</text:p>
      <text:p text:style-name="Standard">Fix bad text boxes on tweakable</text:p>
      <text:p text:style-name="Standard"/>
      <text:p text:style-name="Standard">Add tweak bars for different states</text:p>
      <text:p text:style-name="Standard"/>
      <text:p text:style-name="Standard">Add slider for floats; checkbox; vec3 control</text:p>
      <text:p text:style-name="Standard"/>
      <text:p text:style-name="Standard">Add MD2 and MD3 states</text:p>
      <text:p text:style-name="Standard"/>
      <text:p text:style-name="Standard">VR stereo head tracking mode</text:p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</text:p>
      <text:p text:style-name="Standard"/>
      <text:p text:style-name="Standard">Patchwork: make this a separate demo?</text:p>
      <text:p text:style-name="Standard"/>
      <text:p text:style-name="Standard">Scrolling list – slow down; don't keep going uncontrollably.</text:p>
      <text:p text:style-name="Standard">(Scrollbar?)</text:p>
      <text:p text:style-name="Standard"/>
      <text:p text:style-name="Standard">Texture: cube map, sphere map, normal map, multitexture – all in one, use viewports.</text:p>
      <text:p text:style-name="Standard"/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Lighting</text:h>
      <text:p text:style-name="Standard">Have dynamic lighting &amp; shadows in some kind of interesting environment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4-12-25T15:09:47</dc:date>
    <dc:creator>Jason Colman</dc:creator>
    <meta:editing-duration>P3DT21H56M12S</meta:editing-duration>
    <meta:editing-cycles>13</meta:editing-cycles>
    <meta:generator>OpenOffice/4.1.0$Unix OpenOffice.org_project/410m18$Build-9764</meta:generator>
    <meta:document-statistic meta:table-count="0" meta:image-count="0" meta:object-count="0" meta:page-count="1" meta:paragraph-count="25" meta:word-count="194" meta:character-count="1159"/>
  </office:meta>
</office:document-meta>
</file>